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SecurityHandler.logout( final Map logoutContext , final 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SecurityHandler.login( final Map login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SecurityHandler.createUser( final Request r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User.ServletUser( final Request r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SecurityHandler.setProcessInfoProvider( ProcessInfoProvider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User.get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